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formula="of:=IF([.A19]&lt;&gt;&quot;&quot;;[.A19];&quot;&quot;)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float" office:value="4" calcext:value-type="float">
            <text:p>4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float" office:value="6" calcext:value-type="float">
            <text:p>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toon Globe</text:p>
          </table:table-cell>
          <table:table-cell table:formula="of:=IF([.A23]&lt;&gt;&quot;&quot;;[.A23];&quot;&quot;)" office:value-type="float" office:value="7" calcext:value-type="float">
            <text:p>7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loring page village</text:p>
          </table:table-cell>
          <table:table-cell/>
          <table:table-cell office:value-type="string" calcext:value-type="string">
            <text:p>edupics.com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ppy pig</text:p>
          </table:table-cell>
          <table:table-cell table:formula="of:=IF([.A25]&lt;&gt;&quot;&quot;;[.A25];&quot;&quot;)" office:value-type="float" office:value="8" calcext:value-type="float">
            <text:p>8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ugmeno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26]&lt;&gt;&quot;&quot;;[.A2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tack of gold coins</text:p>
          </table:table-cell>
          <table:table-cell table:formula="of:=IF([.A27]&lt;&gt;&quot;&quot;;[.A2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Jonab the Unsightly One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hocolate birthday cake</text:p>
          </table:table-cell>
          <table:table-cell table:formula="of:=IF([.A28]&lt;&gt;&quot;&quot;;[.A2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eder Plate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oninah</text:p>
          </table:table-cell>
          <table:table-cell table:number-columns-repeated="1018"/>
        </table:table-row>
        <table:table-row table:style-name="ro3" table:number-rows-repeated="2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3"/>
          <table:table-cell table:formula="of:=IF([.A32]&lt;&gt;&quot;&quot;;[.A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6:24:57.445069101</dc:date>
    <meta:editing-duration>P3DT9H30M5S</meta:editing-duration>
    <meta:generator>LibreOffice/4.1.3.2$Linux_X86_64 LibreOffice_project/410m0$Build-2</meta:generator>
    <meta:editing-cycles>146</meta:editing-cycles>
    <meta:document-statistic meta:table-count="2" meta:cell-count="688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